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size="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0 Arrêté du 18 avril 2019 portant octroi d'une licence d'entreprise ferroviaire<text:line-break/>        </text:span><text:a xlink:type="simple" xlink:href="https://www.legifrance.gouv.fr/affichTexte.do?cidTexte=JORFTEXT000038423797&amp;dateTexte=&amp;categorieLien=id" office:target-frame-name="_blank" xlink:show="new" text:style-name="Internet_20_link" text:visited-style-name="Visited_20_Internet_20_Link"><text:span text:style-name="T1">https://www.legifrance.gouv.fr/affichTexte.do?cidTexte=JORFTEXT000038423797&amp;dateTexte=&amp;categorieLien=id</text:span></text:a><text:span text:style-name="T1"><text:line-break/></text:span></text:p>
      <text:p text:style-name="Standard"><text:span text:style-name="T1"/></text:p>
      <text:p text:style-name="Standard"><text:span text:style-name="T1"/></text:p>
      <text:p text:style-name="Standard"><text:span text:style-name="T1">    68 Avis relatif à l'agrément de dispositifs de traitement des eaux usées domestiques et fiches techniques correspondantes<text:line-break/>        </text:span><text:a xlink:type="simple" xlink:href="https://www.legifrance.gouv.fr/affichTexte.do?cidTexte=JORFTEXT000038425146&amp;dateTexte=&amp;categorieLien=id" office:target-frame-name="_blank" xlink:show="new" text:style-name="Internet_20_link" text:visited-style-name="Visited_20_Internet_20_Link"><text:span text:style-name="T1">https://www.legifrance.gouv.fr/affichTexte.do?cidTexte=JORFTEXT000038425146&amp;dateTexte=&amp;categorieLien=id</text:span></text:a></text:p>
      <text:p text:style-name="Standard"><text:span text:style-name="T1"/></text:p>
      <text:p text:style-name="Standard"><text:span text:style-name="T1">Arrêté du 9 avril 2019 modifiant les arrêtés du 16 juillet 2018 relatif à l'organisation et aux volumes horaires de la classe de seconde des lycées d'enseignement général et technologique et des lycées d'enseignement général et technologique agricole, relatif à l'organisation et aux volumes horaires des enseignements du cycle terminal des lycées, sanctionnés par le baccalauréat général, et portant organisation et volumes horaires de la classe de première et terminale des lycées sanctionnés par le baccalauréat technologique, pour ajouter l'enseignement optionnel de langue des signes française<text:line-break/>        </text:span><text:a xlink:type="simple" xlink:href="https://www.legifrance.gouv.fr/affichTexte.do?cidTexte=JORFTEXT000038424799&amp;dateTexte=&amp;categorieLien=id" office:target-frame-name="_blank" xlink:show="new" text:style-name="Internet_20_link" text:visited-style-name="Visited_20_Internet_20_Link"><text:span text:style-name="T1">https://www.legifrance.gouv.fr/affichTexte.do?cidTexte=JORFTEXT000038424799&amp;dateTexte=&amp;categorieLien=id</text:span></text:a></text:p>
      <text:p text:style-name="Standard"><text:span text:style-name="T1"/></text:p>
      <text:p text:style-name="Standard"><text:span text:style-name="T1">Arrêté du 1er avril 2019 relatif à la prévention de l'introduction et de la propagation des espèces végétales exotiques envahissantes sur le territoire de la Guyane - interdiction de toutes activités portant sur des spécimens vivants<text:line-break/>        </text:span><text:a xlink:type="simple" xlink:href="https://www.legifrance.gouv.fr/affichTexte.do?cidTexte=JORFTEXT000038424487&amp;dateTexte=&amp;categorieLien=id" office:target-frame-name="_blank" xlink:show="new" text:style-name="Internet_20_link" text:visited-style-name="Visited_20_Internet_20_Link"><text:span text:style-name="T1">https://www.legifrance.gouv.fr/affichTexte.do?cidTexte=JORFTEXT000038424487&amp;dateTexte=&amp;categorieLien=id</text:span></text:a></text:p>
      <text:p text:style-name="Standard"><text:span text:style-name="T1"/></text:p>
      <text:p text:style-name="Standard"><text:span text:style-name="T1">Décret n° 2019-372 du 26 avril 2019 fixant la liste des séjours de répit aidants-aidés autorisés à mener l'expérimentation prévue à l'article 53 de la loi n° 2018-727 du 10 août 2018 pour un Etat au service d'une société de confiance<text:line-break/>        </text:span><text:a xlink:type="simple" xlink:href="https://www.legifrance.gouv.fr/affichTexte.do?cidTexte=JORFTEXT000038424566&amp;dateTexte=&amp;categorieLien=id" office:target-frame-name="_blank" xlink:show="new" text:style-name="Internet_20_link" text:visited-style-name="Visited_20_Internet_20_Link"><text:span text:style-name="T1">https://www.legifrance.gouv.fr/affichTexte.do?cidTexte=JORFTEXT000038424566&amp;dateTexte=&amp;categorieLien=i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08:13:33.323168507</meta:creation-date>
    <dc:date>2019-04-28T08:31:47.259700698</dc:date>
    <meta:editing-duration>PT8M3S</meta:editing-duration>
    <meta:editing-cycles>1</meta:editing-cycles>
    <meta:document-statistic meta:table-count="0" meta:image-count="0" meta:object-count="0" meta:page-count="1" meta:paragraph-count="5" meta:word-count="197" meta:character-count="1829" meta:non-whitespace-character-count="1592"/>
    <meta:generator>LibreOffice/5.1.6.2$Linux_X86_64 LibreOffice_project/10m0$Build-2</meta:generator>
  </office:meta>
</office:document-meta>
</file>